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bba6" officeooo:paragraph-rsid="0016bba6"/>
    </style:style>
    <style:style style:name="P2" style:family="paragraph" style:parent-style-name="Standard">
      <style:text-properties officeooo:rsid="001732b0" officeooo:paragraph-rsid="001732b0"/>
    </style:style>
    <style:style style:name="P3" style:family="paragraph" style:parent-style-name="Standard">
      <style:text-properties officeooo:rsid="0017c8f0" officeooo:paragraph-rsid="0017c8f0"/>
    </style:style>
    <style:style style:name="P4" style:family="paragraph" style:parent-style-name="Standard">
      <style:text-properties officeooo:rsid="001879e1" officeooo:paragraph-rsid="001879e1"/>
    </style:style>
    <style:style style:name="P5" style:family="paragraph" style:parent-style-name="Standard">
      <style:text-properties officeooo:rsid="0019e4eb" officeooo:paragraph-rsid="0019e4eb"/>
    </style:style>
    <style:style style:name="P6" style:family="paragraph" style:parent-style-name="Standard">
      <style:text-properties officeooo:rsid="001b4fee" officeooo:paragraph-rsid="001b4fee"/>
    </style:style>
    <style:style style:name="P7" style:family="paragraph" style:parent-style-name="Standard">
      <style:text-properties officeooo:rsid="001c6037" officeooo:paragraph-rsid="001c6037"/>
    </style:style>
    <style:style style:name="P8" style:family="paragraph" style:parent-style-name="Standard">
      <style:text-properties officeooo:rsid="001eed9e" officeooo:paragraph-rsid="001eed9e"/>
    </style:style>
    <style:style style:name="T1" style:family="text">
      <style:text-properties officeooo:rsid="001732b0"/>
    </style:style>
    <style:style style:name="T2" style:family="text">
      <style:text-properties officeooo:rsid="0017c8f0"/>
    </style:style>
    <style:style style:name="T3" style:family="text">
      <style:text-properties officeooo:rsid="001879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ernal notes:</text:p>
      <text:p text:style-name="P5"/>
      <text:p text:style-name="P5">take the temperature of the room: </text:p>
      <text:p text:style-name="P5"/>
      <text:p text:style-name="P5">How many people already feel comfortable with web scraping?</text:p>
      <text:p text:style-name="P5">How many people are coming from a computer science background?</text:p>
      <text:p text:style-name="P5">How many people a job where they did something technical?</text:p>
      <text:p text:style-name="P5">How many people have done some kind of data science in the past?</text:p>
      <text:p text:style-name="P5"/>
      <text:p text:style-name="P1">Slide 1:</text:p>
      <text:p text:style-name="P1"/>
      <text:p text:style-name="P1">Welcome to Data Science Boot Camp. <text:s/>I'll be your instructor, Eric Schles. <text:s/>My training is as an Economist, Mathematician, and computer scientist. <text:s/>In addition to teaching this boot camp I'll also be teaching a data cleaning intensive as well as a module in applied urban informatics. <text:s/>The data cleaning intensive will cover my work on visualizing super storms and their impact on new york city. <text:s/>If you choose to take part in this course, you will recreate this work and take it further. <text:s/>This specific work will include techniques in time series and we'll learn about the arima and arma models as well as how to clean data in detail. <text:s/></text:p>
      <text:p text:style-name="P1"/>
      <text:p text:style-name="P1">In the module I'll be teaching we'll focus on some of my work in human trafficking. <text:s/>During that module I will go in detail in with examples in natural language processing, neural networks and multivariate linear regression. <text:s/></text:p>
      <text:p text:style-name="P1"/>
      <text:p text:style-name="P1">If you are interested in my work on human trafficking and the types of problems I'm trying to solve please speak to me after the class, as I am actively looking for research assistants. <text:s/>Please keep in mind, all research is unpaid. <text:s/></text:p>
      <text:p text:style-name="P1"/>
      <text:p text:style-name="P1">Slide 2:</text:p>
      <text:p text:style-name="P1"/>
      <text:p text:style-name="P1">This slide outlines the general steps of doing data science. <text:s/>Later on in the lecture we'll see how to actually do all of these steps and you'll be given the opportunity to try out some examples yourself. <text:s/>This is meant to be a hands on lecture. <text:s/>So you should expect right now to do some coding in python. <text:s/>If you do not have a laptop and do not have python installed then you can still get something out of the lecture, but you'll need to either find someone to partner with or you can attend tomorrow or wednesday when you are properly prepared. <text:s/>I will be teaching this lecture at the same time.</text:p>
      <text:p text:style-name="P1"/>
      <text:p text:style-name="P1">So, getting down to it:</text:p>
      <text:p text:style-name="P1"/>
      <text:p text:style-name="P1">1. Getting the data: Data collection is probably the most novel part about data science. <text:s/>Classical statistics and data cleaning have existed for a long time. <text:s/>However, the internet is still a fairly new idea and we are still figuring out how to leverage interesting data from it. <text:s/>In the old days, data collection projects would take years and years. <text:s/>Often complicated scientific apparatus needed to be created. Now, for the first time in human history, data collection can be done at virtually no cost and with very little forethought. <text:s/>Which is the reason why there is even a data science discipline.</text:p>
      <text:p text:style-name="P1"/>
      <text:p text:style-name="P1">2. Cleaning the data: Data cleaning is what most of data science is about. <text:s/>You can never count on your data being formatted the way you want it to be. <text:s/>This is the least interesting and most time consuming part of data science. <text:s/>There are a number of tools that make data cleaning less painful, however it will always be something you have to do, in data science. <text:s/>An important here is, data cleaning is often <text:soft-page-break/>required with structured and unstructured data. <text:s/>Often, you will need to worry about missing values, improperly formatted rows and columns, incorrectly typed data, data that is wrong, and data that has some combination of crazy things. <text:s/>If you take my data cleaning intensive you will see a real world data set from new york city open data and all the headaches that come with it.</text:p>
      <text:p text:style-name="P1"/>
      <text:p text:style-name="P1">3. Analyzing the data: Data analysis is classical statistics and machine learning. <text:s/>This is the reason most folks do data science. <text:s/>It's the most interesting part because it requires the most thought. <text:s/>Here is where you create the story around your data. <text:s/>This is where you get to be a detective, an investigator, a scientist, an economist, a biologist, and even an artist.</text:p>
      <text:p text:style-name="P1">4. Moving the data around: ETL</text:p>
      <text:p text:style-name="P1"/>
      <text:p text:style-name="P1">ETL stands for extract, transform, and load. <text:s/>It's a term that's been around since the 90s and it's something older data folks and industry people use a lot. <text:s/>ETL is an important construct because it refers to the process of repurposing old data for a new application or analysis. <text:s/>Often a data set will outlive a project or even set of projects. <text:s/>Typically though, the data will need to be manipulated to be used in these new projects. <text:s/></text:p>
      <text:p text:style-name="P1"/>
      <text:p text:style-name="P1">Extract stands for taking the data from the old data set. <text:s/>Transform stands for transforming the data into the new format, standard or combining it with some other data in a new way. <text:s/>And finally load, means loading the data into it's new storage with its new formating and new transformations.</text:p>
      <text:p text:style-name="P1"/>
      <text:p text:style-name="P1">ETL is one of many design patterns that you'll find in computer science. <text:s/>It informs a standard way of doing things, with standard tools and techniques. <text:s/>Discussing design patterns generally is beyond the scope of this lecture but I would encourage everyone to look into this further as it is essential to industry to understand many design patterns.</text:p>
      <text:p text:style-name="P1"/>
      <text:p text:style-name="P1">Slide 3: Where does the data come from?</text:p>
      <text:p text:style-name="P1"/>
      <text:p text:style-name="P1">I've touched on this already, but now let's drill down into data collection. <text:s/>Data really comes from 3 places: the Internet and usually the method for getting such data is an api, by writing a web scraper, or by working <text:span text:style-name="T1">some sort of web service which is really the same thing as an api except it's got a different name. <text:s/>Typically getting data from the internet requires the most data cleaning, this is regardless of whether you are downloading a file from the internet, scraping a website or pulling from an api. <text:s/>You should always trust this data the least, in terms of formatting and integrity.</text:span></text:p>
      <text:p text:style-name="P1"/>
      <text:p text:style-name="P2">The second place is from a database. <text:s/>Databases are usually a decent source of data however there will be some cleaning here, almost for sure. <text:s/>At the very least you typically are doing some ETL. <text:s/>So you really can't get away from the computer science aspect of data science ever. <text:s/>For those unfamilar, a database is a persistent data store that lives on disk, rather than in memory. <text:s/>Functionally a database is similar to a file, in that you can read to it and write from it. <text:s/>The difference is mainly how it's been designed, how you get data from the database, how it handles and stores data and how you send data to the database. <text:s/><text:span text:style-name="T2">Databases also support concurrent access as well as can handle holding significantly more data than standard files or even filesystems. <text:s/>Databases are tuned to store and access data as efficiently as possible. <text:s/></text:span></text:p>
      <text:p text:style-name="P2"/>
      <text:p text:style-name="P3">The third place is from a file. <text:s/>Typically for data scientists these files are single csv's however hadoop makes use of sets of files to hold and access data. <text:s/>Files are by far the least interesting data source, in the sense of complexity and so often times when doing analysis it will be easiest to take some larger data set and work over files for some subset of the data. <text:s/>This of course varies with application and <text:soft-page-break/>level of automation required.</text:p>
      <text:p text:style-name="P3"/>
      <text:p text:style-name="P3"><text:span text:style-name="T3">Slide</text:span> <text:span text:style-name="T3">4 requests:</text:span></text:p>
      <text:p text:style-name="P3"/>
      <text:p text:style-name="P4">The requests library. <text:s/>Requests works over the HTTP protocol and simulates the basic functions of the web browser. <text:s/>The goal is handle web pages programmatically rather than by hand. <text:s/></text:p>
      <text:p text:style-name="P4"/>
      <text:p text:style-name="P4">The two http methods we care about are get and post. <text:s/>Get get's data from the server and post post's data to the server. <text:s/>So, if we want to download a webpage locally, we would simply make use of requests as follows: requests.get(“<text:a xlink:type="simple" xlink:href="https://www.google.com/">https://www.google.com</text:a>”). <text:s/>If we are interested in sending a given server, we would do the following: requests.post(“<text:a xlink:type="simple" xlink:href="https://www.google.com/">https://www.google.com</text:a>”,payload={“user”:”eric”,”password”:”pass”}) . <text:s/>Here the payload is the data we are passing to the server that lives at <text:a xlink:type="simple" xlink:href="https://www.google.com/">https://www.google.com/</text:a>. <text:s/></text:p>
      <text:p text:style-name="P4"/>
      <text:p text:style-name="P4">The requests library is more versatile than this. <text:s/>We can inspect the returned item from a get request. <text:s/>We can look at the html that is returned, the meta data such as the cookies, the headers, the response code and other parameters associated with a request. <text:s/>In this way we can deal with edge cases and corner cases very easily. <text:s/>For instance, if a given web page does not exist the status code will be 404 from the server. <text:s/>Thus a programmer can add a case checking if a given web page returns 404, if it does than you can choose not to process that page, as no useful information will be returned. <text:s/></text:p>
      <text:p text:style-name="P4"/>
      <text:p text:style-name="P4">Slide 5 lxml:</text:p>
      <text:p text:style-name="P4"/>
      <text:p text:style-name="P4">As we saw in the last demo, it is possible to look at specific portions of the html pages. <text:s/>We tried to understand what the html was returning, however this was difficult and so we will now improve on this by introducing the lxml parser which will make viewing and making use of webpages easier. <text:s/></text:p>
      <text:p text:style-name="P4"/>
      <text:p text:style-name="P4">I do not have time to cover web scraping in depth, however I highly recommend that you visit the following tutorial as it covers many of the advanced cases in which you will make use of web scrapers. <text:s/></text:p>
      <text:p text:style-name="P4"/>
      <text:p text:style-name="P4">The main power of lxml is it's use of xpath syntax to find specific tags. <text:s/>I highly recommend checking out the w3schools reference on xpath. <text:s/>It explains how the syntax can be made use of in order to find many tags. <text:s/></text:p>
      <text:p text:style-name="P2"/>
      <text:p text:style-name="P6">Slide 7 pandas:</text:p>
      <text:p text:style-name="P6"/>
      <text:p text:style-name="P6">Pandas is a set of datastructures that can be used to make sense of your data. <text:s/>Pandas is great for data transformation, specifically dealing with missing values, fast and efficient access to data, visualization, and reading in data from a file, or a database. <text:s/></text:p>
      <text:p text:style-name="P6"/>
      <text:p text:style-name="P6">For those of you coming from a technical background you can think of pandas as sort of an in memory database. <text:s/>This is because pandas is mainly written in a lower level language called c++. <text:s/>C++ and Java are able to process data far more quickly than python or ruby, the high level languages people tend to use these days. <text:s/>That being said, python and ruby have many libraries written in c++, pandas is one of these. <text:s/>With pandas you can make use of all the high level power of python, while getting most of the efficiency of c++ without ever having to deal with any of it's issues. <text:s/></text:p>
      <text:p text:style-name="P6"/>
      <text:p text:style-name="P6">So does someone from the class want to explain the major functions of a database? <text:s/></text:p>
      <text:p text:style-name="P6"/>
      <text:p text:style-name="P6"><text:soft-page-break/>A database implements a bunch of relational algebra to interact with different sets of data. <text:s/>Some of these relational algebra methods are set theoretic, including projections, mappings, unions, and intersections. <text:s/></text:p>
      <text:p text:style-name="P6"/>
      <text:p text:style-name="P7">Pause:</text:p>
      <text:p text:style-name="P7">Let's take a breathe and realize what we've done so far:</text:p>
      <text:p text:style-name="P7"/>
      <text:p text:style-name="P7">We've gone to the internet and we've found data and we've brought it locally. <text:s/>And then we've processed it a little, to get it ready for analysis. <text:s/>This is between 70 and 90% of the work for any data science project. <text:s/>Typically the analysis can be done in a few minutes to a few hours. <text:s/>Whereas the first part of what we've done typically takes days if not weeks to accomplish. <text:s/>Good data is worth millions if not billions of dollars. <text:s/>Of course, once you have the data, it's about what you do with it. <text:s/>If you do the analysis poorly then the data is meaningless. <text:s/>Both pieces are equally important, however you will invariably spend more time on the first part and so those skills are more desirable. <text:s/>And unfortunately not well taught in an academic setting. <text:s/>Which is exactly why I'll be teaching a data cleaning intensive. <text:s/>To prepare you to do the hard part of data science, so you can do the fun part!</text:p>
      <text:p text:style-name="P7"/>
      <text:p text:style-name="P8">The rest of the lecture will be focused on machine learning and classical statistics. <text:s/></text:p>
      <text:p text:style-name="P8"/>
      <text:p text:style-name="P8">Let's introduce a fe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08:36:17.863412715</meta:creation-date>
    <dc:date>2014-08-25T10:04:59.623392047</dc:date>
    <meta:editing-duration>PT1H10M25S</meta:editing-duration>
    <meta:editing-cycles>8</meta:editing-cycles>
    <meta:generator>LibreOffice/4.2.4.2$Linux_X86_64 LibreOffice_project/420m0$Build-2</meta:generator>
    <meta:document-statistic meta:table-count="0" meta:image-count="0" meta:object-count="0" meta:page-count="4" meta:paragraph-count="42" meta:word-count="1958" meta:character-count="11123" meta:non-whitespace-character-count="9093"/>
  </office:meta>
</office:document-meta>
</file>